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text-indent="0in" style:auto-text-indent="false"/>
    </style:style>
    <style:style style:name="P2" style:family="paragraph" style:parent-style-name="Standard">
      <style:paragraph-properties fo:margin-left="0in" fo:margin-right="0in" fo:margin-top="0in" fo:margin-bottom="0in" loext:contextual-spacing="false" fo:text-indent="0in" style:auto-text-indent="false"/>
      <style:text-properties fo:font-size="12pt" fo:font-weight="bold" style:font-size-asian="12pt" style:font-weight-asian="bold" style:font-size-complex="12pt" fo:background-color="#ffffff"/>
    </style:style>
    <style:style style:name="P3"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4" style:family="paragraph" style:parent-style-name="Standard" style:master-page-name="Standard">
      <style:paragraph-properties fo:margin-left="0in" fo:margin-right="0in" fo:margin-top="0in" fo:margin-bottom="0in" loext:contextual-spacing="false" fo:text-indent="0in" style:auto-text-indent="false" style:page-number="1"/>
    </style:style>
    <style:style style:name="P5" style:family="paragraph" style:parent-style-name="Standard">
      <style:paragraph-properties fo:margin-left="0in" fo:margin-right="-0.4063in" fo:margin-top="0in" fo:margin-bottom="0in" loext:contextual-spacing="false" fo:text-align="justify" style:justify-single-word="false" fo:text-indent="0in" style:auto-text-indent="false"/>
    </style:style>
    <style:style style:name="P6" style:family="paragraph" style:parent-style-name="Standard">
      <style:paragraph-properties fo:margin-left="0in" fo:margin-right="-0.4063in" fo:margin-top="0in" fo:margin-bottom="0in" loext:contextual-spacing="false" fo:text-indent="0in" style:auto-text-indent="false"/>
      <style:text-properties fo:font-size="12pt" style:font-size-asian="12pt" style:font-size-complex="12pt" fo:background-color="#ffffff"/>
    </style:style>
    <style:style style:name="P7" style:family="paragraph" style:parent-style-name="Standard">
      <style:paragraph-properties fo:margin-left="0in" fo:margin-right="-0.4063in" fo:margin-top="0in" fo:margin-bottom="0in" loext:contextual-spacing="false" fo:text-align="justify" style:justify-single-word="false" fo:text-indent="0in" style:auto-text-indent="false"/>
      <style:text-properties fo:font-size="12pt" style:font-size-asian="12pt" style:font-size-complex="12pt" fo:background-color="#ffffff"/>
    </style:style>
    <style:style style:name="P8" style:family="paragraph" style:parent-style-name="Standard">
      <style:paragraph-properties fo:margin-left="0in" fo:margin-right="-0.4063in" fo:margin-top="0in" fo:margin-bottom="0in" loext:contextual-spacing="false" fo:text-indent="0in" style:auto-text-indent="false"/>
      <style:text-properties fo:font-size="12pt" fo:font-style="italic" style:font-size-asian="12pt" style:font-style-asian="italic" style:font-size-complex="12pt" fo:background-color="#ffffff"/>
    </style:style>
    <style:style style:name="P9" style:family="paragraph" style:parent-style-name="Standard" style:list-style-name="WWNum1">
      <style:paragraph-properties fo:margin-left="0.5in" fo:margin-right="-0.4063in" fo:margin-top="0in" fo:margin-bottom="0in" loext:contextual-spacing="true" fo:text-align="justify" style:justify-single-word="false" fo:text-indent="-0.25in" style:auto-text-indent="false"/>
    </style:style>
    <style:style style:name="P10" style:family="paragraph" style:parent-style-name="Standard">
      <loext:graphic-properties draw:fill="solid" draw:fill-color="#ffffff"/>
      <style:paragraph-properties fo:margin-top="0in" fo:margin-bottom="0in" loext:contextual-spacing="false" fo:line-height="160%" fo:background-color="#ffffff" fo:padding="0in" fo:border="none"/>
      <style:text-properties fo:font-size="10pt" style:font-size-asian="10pt" style:font-size-complex="10pt" fo:background-color="#ffffff"/>
    </style:style>
    <style:style style:name="P11" style:family="paragraph" style:parent-style-name="Standard">
      <style:paragraph-properties fo:margin-top="0in" fo:margin-bottom="0in" loext:contextual-spacing="false"/>
    </style:style>
    <style:style style:name="P12" style:family="paragraph" style:parent-style-name="Heading_20_1" style:list-style-name="WWNum2">
      <style:paragraph-properties fo:margin-left="0.5in" fo:margin-right="-0.4063in" fo:margin-top="0in" fo:margin-bottom="0in" loext:contextual-spacing="true" fo:text-align="justify" style:justify-single-word="false" fo:text-indent="-0.25in" style:auto-text-indent="false"/>
    </style:style>
    <style:style style:name="P13" style:family="paragraph" style:parent-style-name="Title">
      <style:paragraph-properties fo:margin-top="0in" fo:margin-bottom="0in" loext:contextual-spacing="false"/>
    </style:style>
    <style:style style:name="T1" style:family="text">
      <style:text-properties fo:font-size="12pt" fo:font-weight="bold" style:font-size-asian="12pt" style:font-weight-asian="bold" style:font-size-complex="12pt" fo:background-color="#ffffff"/>
    </style:style>
    <style:style style:name="T2" style:family="text">
      <style:text-properties fo:font-size="12pt" style:font-size-asian="12pt" style:font-size-complex="12pt" fo:background-color="#ffffff"/>
    </style:style>
    <style:style style:name="T3" style:family="text">
      <style:text-properties fo:font-size="12pt" fo:font-style="italic" style:font-size-asian="12pt" style:font-style-asian="italic" style:font-size-complex="12pt" fo:background-color="#ffffff"/>
    </style:style>
    <style:style style:name="T4" style:family="text">
      <style:text-properties fo:color="#1155cc" fo:font-size="12pt" style:text-underline-style="solid" style:text-underline-width="auto" style:text-underline-color="font-color" fo:font-weight="bold" style:font-size-asian="12pt" style:font-weight-asian="bold" style:font-size-complex="12pt" fo:background-color="#ffffff"/>
    </style:style>
    <style:style style:name="T5" style:family="text">
      <style:text-properties style:text-underline-style="none"/>
    </style:style>
    <style:style style:name="T6" style:family="text">
      <style:text-properties fo:color="#ffffff" fo:font-size="9pt" fo:background-color="#fcbf00" loext:char-shading-value="0" style:font-size-asian="9pt"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nteúdo: </text:span><text:span text:style-name="T2">País com maior potencial de energia</text:span></text:p>
      <text:p text:style-name="P1"><text:span text:style-name="T1">Palavra chave:</text:span><text:span text:style-name="T2"> Energia solar</text:span></text:p>
      <text:p text:style-name="P1"><text:span text:style-name="T1">Referencia:</text:span></text:p>
      <text:p text:style-name="P1"><text:a xlink:type="simple" xlink:href="http://minhaenergiasolar.com.br/investir-em-energia-solar/" text:style-name="Internet_20_link" text:visited-style-name="Visited_20_Internet_20_Link"><text:span text:style-name="T4">http://minhaenergiasolar.com.br/investir-em-energia-solar/</text:span></text:a></text:p>
      <text:p text:style-name="P1"><text:a xlink:type="simple" xlink:href="http://www.mme.gov.br/documents/1138775/1256650/P27_RT37_Perfil_do_Quartzo.pdf/3ea3802c-8da9-4012-a246-c722d750de1f" text:style-name="Internet_20_link" text:visited-style-name="Visited_20_Internet_20_Link"><text:span text:style-name="T4">http://www.mme.gov.br/documents/1138775/1256650/P27_RT37_Perfil_do_Quartzo.pdf/3ea3802c-8da9-4012-a246-c722d750de1f</text:span></text:a></text:p>
      <text:p text:style-name="P2"/>
      <text:p text:style-name="P1"><text:span text:style-name="T1">Título:</text:span></text:p>
      <text:p text:style-name="P13"><text:bookmark text:name="_bnakrb2tu9e8"/>Brasil uma das maiores potências em energia solar!</text:p>
      <text:p text:style-name="P2"/>
      <text:p text:style-name="P3"><text:span text:style-name="T2">O Brasil é um dos países do mundo que recebe uma alta taxa de insolação (horas de raios solares), sendo acima de 3000 horas por ano, a região do nordeste brasileiro tem uma incidência em média de 4,5 a 6 kwh, com esses números o país fica em destaque entre as maiores potências de </text:span><text:span text:style-name="T3">energia solar </text:span><text:span text:style-name="T2">como a Alemanha entre outros.</text:span></text:p>
      <text:p text:style-name="P5"><text:span text:style-name="T2">O país conta com uma matriz energética limpa, onde sua maior parte é gerada por meio de hidrelétricas. Porém essa alta dependência do uso de hidrelétrica está afetando diretamente no bolso dos consumidores, que são obrigados a pagar tarifas com taxas mais caras no período de seca pois as termoelétricas são ligadas, poluindo o meio ambiente e aumentando os gastos. </text:span></text:p>
      <text:p text:style-name="P5"><text:span text:style-name="T2">Por isso, cada vez mais os brasileiros estão encontrando novas formas para diminuir os gastos na conta de energia, uma delas é a </text:span><text:span text:style-name="T3">energia solar.</text:span></text:p>
      <text:p text:style-name="P5"><text:span text:style-name="T2">Além de diminuir os valores na conta de luz e gerar sua própria energia, a energia solar ainda contribui para o meio ambiente.</text:span></text:p>
      <text:p text:style-name="P5"><text:span text:style-name="T2">Algumas das vantagens de investir em energia solar são:</text:span></text:p>
      <text:p text:style-name="P7"/>
      <text:list xml:id="list7519192345006100488" text:style-name="WWNum1">
        <text:list-item>
          <text:p text:style-name="P9"><text:span text:style-name="T1">Matéria - prima </text:span></text:p>
        </text:list-item>
      </text:list>
      <text:p text:style-name="P5"><text:span text:style-name="T2">Um dos elementos para a construção de um módulo fotovoltaico que é responsável pela transformação dos raios de sol para energia são as células solares. Um dos principais elementos para a construção do painel solar é o Silício, elemento químico responsável pelo efeito fotovoltaico e o Silício pode ser adquirido pela extração do Quartzo, um dos minérios mais abundantes,o país possui uma das maiores reservas de quartzo do mundo que podem ser encontradas nos estados de Minas Gerais, Goiás e Bahia, estimando se que 95% de todo o quartzo existe no mundo está no Brasil.</text:span></text:p>
      <text:p text:style-name="P7"/>
      <text:list xml:id="list596817276222244520" text:style-name="WWNum2">
        <text:list-item>
          <text:p text:style-name="P12"><text:bookmark text:name="_t9ts7jbdtalh"/>Localização:</text:p>
        </text:list-item>
      </text:list>
      <text:p text:style-name="P5"><text:span text:style-name="T2">O país é uma das maiores potências, falando sobre energia solar. Comparado com outros países o Brasil está em uma das localizações mais privilegiadas para a geração de energia solar do mundo. Com um clima e posição geográfica entre os trópicos, o país recebe níveis extremamente altos de irradiação solar.</text:span></text:p>
      <text:p text:style-name="P7"/>
      <text:p text:style-name="P7"/>
      <text:p text:style-name="P7"/>
      <text:p text:style-name="P7"/>
      <text:p text:style-name="P7"/>
      <text:p text:style-name="P5"><text:soft-page-break/><text:span text:style-name="T2">Com um do maiores potenciais para a geração de energia e vários benefícios que só o país tem, há muitos atrativos para o brasileiro investir.</text:span></text:p>
      <text:p text:style-name="P5"><text:span text:style-name="T2">Que tal fazer um orçamento? Entre em contato </text:span><text:span text:style-name="T6">(46) 3025-6050 contato@jupitersolar.com.br</text:span></text:p>
      <text:p text:style-name="P6"/>
      <text:p text:style-name="P6"/>
      <text:p text:style-name="P8"/>
      <text:p text:style-name="P1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4063in" fo:text-align="justify" style:justify-single-word="false" fo:keep-together="always" fo:text-indent="0in" style:auto-text-indent="false" fo:keep-with-next="always"/>
      <style:text-properties fo:font-size="12pt" fo:font-weight="bold" style:font-size-asian="12pt" style:font-weight-asian="bold" style:font-size-complex="12pt" fo:background-color="#ffffff"/>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keep-together="always" fo:keep-with-next="always"/>
      <style:text-properties fo:font-size="12pt" fo:font-weight="bold" style:font-size-asian="12pt" style:font-weight-asian="bold" style:font-size-complex="12pt" fo:background-color="#ffffff"/>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917in" fo:margin-right="1.3854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8" meta:word-count="388" meta:character-count="2460" meta:non-whitespace-character-count="2090"/>
    <meta:generator>LibreOfficeDev/5.1.0.3$Linux_X86_64 LibreOffice_project/</meta:generator>
  </office:meta>
</office:document-meta>
</file>